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a388" officeooo:paragraph-rsid="000aa388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000000"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 UFRJ</text:p>
      <text:p text:style-name="P1">Relatório de Layout</text:p>
      <text:p text:style-name="P1"/>
      <text:p text:style-name="P2">Será apresentado apresentado neste relatório os princípios e a ideia por trás do novo layout a ser aplicado na plataforma Activ UFRJ.</text:p>
      <text:p text:style-name="P2"/>
      <text:p text:style-name="P2">A principal motivação é trazer um visual mais limpo, e junto disso uma maior funcionalidade para o site, fazendo-o ficar mais amigável para o usuário comum. Para iniciar o processo de limpeza do site, foi feito um estudo sobre as cores aplicadas. O antigo layout tinha o problema de ter muitas cores diferentes, que eram utilizadas para especificar cada conteúdo, porém não harmonizavam entre si.</text:p>
      <text:p text:style-name="P2"/>
      <text:p text:style-name="P2">Através de um estudo de cores, percebemos que tons de azul são comumente aplicados em redes sociais, já que o azul traz <text:span text:style-name="T2">c</text:span><text:span text:style-name="Emphasis"><text:span text:style-name="T1">alma, clareza mental, tranquilidade, segurança, promovendo o entendimento entre as pessoas</text:span></text:span><text:span text:style-name="T2">,</text:span><text:span text:style-name="T3"> e</text:span> aplicamos tons complementares ao longo do site.</text:p>
      <text:p text:style-name="P2"/>
      <text:p text:style-name="P2">O segundo processo foi a aplicação de ícones para os menus principais e para as demais funcionalidades do site. Os ícones trazem uma visualização mais simples e limpa, que não cansa o usuário por excesso de caracteres nos lugares errados. Os caracteres usados são todos da framework Bootstrap, que será extensamente utilizada na reforma do layout.</text:p>
      <text:p text:style-name="P2"/>
      <text:p text:style-name="P2">Os tooltips, também do Booststrap, ao passar o mouse por cima dos ícones do menu foram aplicados para trazer uma maior interatividade do usuário, e uma melhor identificação inicial do significado dos ícones.</text:p>
      <text:p text:style-name="P2"/>
      <text:p text:style-name="P2">As boxes que continham os conteúdos do site foram substituídas por retângulos. A ideia por trás é que eles lembrem post-its, o que deixará o site mais dinâmico.</text:p>
      <text:p text:style-name="P2"/>
      <text:p text:style-name="P2">As palavras que ficavam verticalmente na margem esquerda do site não existirão mais, sendo substituídas por barras em cima das boxes de conteúdo.</text:p>
      <text:p text:style-name="P2"/>
      <text:p text:style-name="P2">Houve também um realinhamento de todo o conteúdo da página, afim de trazer mais clareza visual e harmonia. No layout antigo havia o alinhamento somente na página do prefil, nas outras páginas havia um quebra muito grande entre a box que ficava embaixo da foto da pessoa/comunidade e a box maior de conteúdo.</text:p>
      <text:p text:style-name="P2"/>
      <text:p text:style-name="P4">Para esse realinhamento, a foto será cortada no formato 120x120p, fazendo com que fique menor que a atual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1:40:13.13</meta:creation-date>
    <dc:date>2014-12-03T11:50:40.148021655</dc:date>
    <meta:editing-duration>PT2H35M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344" meta:character-count="2092" meta:non-whitespace-character-count="1759"/>
  </office:meta>
</office:document-meta>
</file>